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446b3" officeooo:paragraph-rsid="002446b3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77b8d" officeooo:paragraph-rsid="00277b8d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82612" officeooo:paragraph-rsid="00282612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88775" officeooo:paragraph-rsid="0028877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Standard">
      <style:text-properties text:display="none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0b3f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d3d5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60b3f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6" style:family="text">
      <style:text-properties officeooo:rsid="00228d8d"/>
    </style:style>
    <style:style style:name="T7" style:family="text">
      <style:text-properties officeooo:rsid="00260b3f"/>
    </style:style>
    <style:style style:name="T8" style:family="text">
      <style:text-properties officeooo:rsid="0026d3d5"/>
    </style:style>
    <style:style style:name="T9" style:family="text">
      <style:text-properties officeooo:rsid="0029de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7">9</text:span>/<text:span text:style-name="T7">12</text:span> – <text:span text:style-name="T9">MONTAG</text:span></text:p>
          </table:table-cell>
          <table:table-cell table:style-name="Table6.A2" office:value-type="string">
            <text:p text:style-name="P6"/>
            <text:p text:style-name="P6">Einführung in Java, Kommandos zur Systemausgabe, Datentypen kennen gelernt.</text:p>
            <text:p text:style-name="P6"/>
          </table:table-cell>
          <table:table-cell table:style-name="Table6.A2" office:value-type="string">
            <text:p text:style-name="P15">0900 <text:span text:style-name="T8">– </text:span>1600</text:p>
          </table:table-cell>
          <table:table-cell table:style-name="Table6.D2" office:value-type="string">
            <text:p text:style-name="P13"/>
            <text:p text:style-name="P14">FU</text:p>
            <text:p text:style-name="P13"/>
          </table:table-cell>
        </table:table-row>
        <table:table-row table:style-name="Table6.3">
          <table:table-cell table:style-name="Table6.A2" office:value-type="string">
            <text:p text:style-name="P2">2016/0<text:span text:style-name="T7">9</text:span>/<text:span text:style-name="T7">13</text:span> – DIENSTAG</text:p>
          </table:table-cell>
          <table:table-cell table:style-name="Table6.A2" office:value-type="string">
            <text:p text:style-name="P4"/>
            <text:p text:style-name="P6">Deklaration und Initialisierung von Variablen, einfache Mathematik. Boolean‘sche Überprüfung von einfachen Vergleichen durchgeführt.</text:p>
            <text:p text:style-name="P4"/>
          </table:table-cell>
          <table:table-cell table:style-name="Table6.A2" office:value-type="string">
            <text:p text:style-name="P15">0900 <text:span text:style-name="T8">– </text:span>1600</text:p>
          </table:table-cell>
          <table:table-cell table:style-name="Table6.D2" office:value-type="string">
            <text:p text:style-name="P13"/>
            <text:p text:style-name="P14">FU</text:p>
            <text:p text:style-name="P13"/>
          </table:table-cell>
        </table:table-row>
        <table:table-row table:style-name="Table6.4">
          <table:table-cell table:style-name="Table6.A2" office:value-type="string">
            <text:p text:style-name="P2">2016/0<text:span text:style-name="T7">9</text:span>/<text:span text:style-name="T7">14</text:span> – MITTWOCH</text:p>
          </table:table-cell>
          <table:table-cell table:style-name="Table6.A2" office:value-type="string">
            <text:p text:style-name="P5"/>
            <text:p text:style-name="P7">Variableninkrementation, if/when/while-Schleifen, arithmetische Rätsel, Fakultäten berechnen.</text:p>
            <text:p text:style-name="P5"/>
          </table:table-cell>
          <table:table-cell table:style-name="Table6.A2" office:value-type="string">
            <text:p text:style-name="P15">0900 <text:span text:style-name="T8">– </text:span>1600</text:p>
          </table:table-cell>
          <table:table-cell table:style-name="Table6.D2" office:value-type="string">
            <text:p text:style-name="P13"/>
            <text:p text:style-name="P14">FU</text:p>
            <text:p text:style-name="P13"/>
          </table:table-cell>
        </table:table-row>
        <table:table-row table:style-name="Table6.5">
          <table:table-cell table:style-name="Table6.A2" office:value-type="string">
            <text:p text:style-name="P2">2016/0<text:span text:style-name="T6">9</text:span>/<text:span text:style-name="T7">15</text:span> – DONNER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5">/</text:p>
          </table:table-cell>
          <table:table-cell table:style-name="Table6.D2" office:value-type="string">
            <text:p text:style-name="P13"/>
            <text:p text:style-name="P14">FU</text:p>
            <text:p text:style-name="P13"/>
          </table:table-cell>
        </table:table-row>
        <table:table-row table:style-name="Table6.6">
          <table:table-cell table:style-name="Table6.A2" office:value-type="string">
            <text:p text:style-name="P2">2016/0<text:span text:style-name="T6">9</text:span>/<text:span text:style-name="T7">16</text:span> – FREI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5">/</text:p>
          </table:table-cell>
          <table:table-cell table:style-name="Table6.D2" office:value-type="string">
            <text:p text:style-name="P13"/>
            <text:p text:style-name="P14">FU</text:p>
            <text:p text:style-name="P13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60b3f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9</text:span><text:span text:style-name="MT1">/</text:span><text:span text:style-name="MT3">12</text:span><text:span text:style-name="MT1"> – 2016/0</text:span><text:span text:style-name="MT4">9</text:span><text:span text:style-name="MT1">/</text:span><text:span text:style-name="MT3">16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5">3</text:span><text:span text:style-name="MT3">7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4T19:42:08.851720248</dc:date>
    <meta:editing-cycles>22</meta:editing-cycles>
    <dc:title>Header Schule</dc:title>
    <meta:editing-duration>PT59M58S</meta:editing-duration>
    <meta:generator>LibreOffice/5.2.1.2$Linux_X86_64 LibreOffice_project/20m0$Build-2</meta:generator>
    <meta:document-statistic meta:table-count="6" meta:image-count="0" meta:object-count="0" meta:page-count="1" meta:paragraph-count="32" meta:word-count="75" meta:character-count="670" meta:non-whitespace-character-count="618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